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16bc5" officeooo:paragraph-rsid="00116bc5"/>
    </style:style>
    <style:style style:name="P2" style:family="paragraph" style:parent-style-name="Standard">
      <style:paragraph-properties fo:text-align="start" style:justify-single-word="false"/>
      <style:text-properties officeooo:rsid="00116bc5" officeooo:paragraph-rsid="00116bc5"/>
    </style:style>
    <style:style style:name="T1" style:family="text">
      <style:text-properties officeooo:rsid="001288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lts</text:p>
      <text:p text:style-name="P1"/>
      <text:p text:style-name="P2">After running our program, both serially and in parallel, we noticed a significant difference in <text:span text:style-name="T1">completion time. Both the Java thread and MPI implementations of our project completed several times faster than the serial version. Additionally, when we placed time limitations instead of generation limitations on our programs, the parallel implementations had been able to double the number of processed generations in the same amount of time as the serial ve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llon Yeh</meta:initial-creator>
    <meta:creation-date>2015-04-27T11:09:53.870430755</meta:creation-date>
    <dc:date>2015-04-27T11:35:37.928077930</dc:date>
    <dc:creator>Dillon Yeh</dc:creator>
    <meta:editing-duration>PT10M23S</meta:editing-duration>
    <meta:editing-cycles>1</meta:editing-cycles>
    <meta:document-statistic meta:table-count="0" meta:image-count="0" meta:object-count="0" meta:page-count="1" meta:paragraph-count="2" meta:word-count="72" meta:character-count="472" meta:non-whitespace-character-count="402"/>
    <meta:generator>LibreOffice/4.2.3.3$Linux_X86_64 LibreOffice_project/420m0$Build-3</meta:generator>
  </office:meta>
</office:document-meta>
</file>